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June 9, 2018</text:span> 6 miles <text:s/></text:p>
      <text:p text:style-name="P2">I ran on a hilly 3 mile course two times. <text:s/>It was out and back on Limber Road. </text:p>
      <text:p text:style-name="P2">First 3 miles averaged 10:15/mile</text:p>
      <text:p text:style-name="P2">Second 3 miles averaged 9:09/mile</text:p>
      <text:p text:style-name="P2">Sum of all ascents for 6 miles: 556 feet</text:p>
      <text:p text:style-name="P2"/>
      <text:p text:style-name="P2">Sun June 10, 2018 <text:span text:style-name="T1">5.5 miles</text:span></text:p>
      <text:p text:style-name="P2">I walked and ran 5.5 miles on slightly hilly roads and averaged 11:50/mile.</text:p>
      <text:p text:style-name="P2">At the beginning of each half mile I walked about 0.1 miles. So I walked about 1.1 miles and ran about 4.4 miles.</text:p>
      <text:p text:style-name="P2"/>
      <text:p text:style-name="P2">Mon June 11, 2018 <text:span text:style-name="T1">6 miles</text:span> <text:s/></text:p>
      <text:p text:style-name="P2">I ran ½ mile to the Wise Center and rested a few minutes.</text:p>
      <text:p text:style-name="P2">On a treadmill I ran 2 miles at various paces between 10:00/mile and 7:41/mile. <text:s/>The average pace was 9:00/mile. <text:s/>I rested 5 minutes and then</text:p>
      <text:p text:style-name="P2">ran 6 x ¼ mile at 8:00/mile pace with a ¼ mile jog before each run. <text:s/>The jogs were about 3:00. <text:s/></text:p>
      <text:p text:style-name="P2">Warm down: ½ mile in 5:30.</text:p>
      <text:p text:style-name="P2"/>
      <text:p text:style-name="P2">Tues June 12, 2018 <text:span text:style-name="T1">6.5 miles</text:span> <text:s/></text:p>
      <text:p text:style-name="P2">I ran with Mark Ams. <text:s/></text:p>
      <text:p text:style-name="P2">Warmed up: ½ mile jog</text:p>
      <text:p text:style-name="P2">Run: Out and back on Limber Road 5.5 miles averaging 10:04/mile</text:p>
      <text:p text:style-name="P2">Sum of ascents along the 5.5 miles: 540 feet</text:p>
      <text:p text:style-name="P2">Warm down: ½ mile jog </text:p>
      <text:p text:style-name="P2"/>
      <text:p text:style-name="P1"><text:span text:style-name="T2">Wed June 13, 2018</text:span> 6 miles <text:s/></text:p>
      <text:p text:style-name="P2">I walked and ran on a hilly 3 mile course two times. <text:s/>It was out and back on Limber Road. <text:s/>The average pace was 12:10/mile</text:p>
      <text:p text:style-name="P2">Sum of all ascents for 6 miles: 556 feet</text:p>
      <text:p text:style-name="P2">At the beginning of each half mile I walked about 0.11 miles. So I walked about 1.3 miles and ran about 4.7 miles.</text:p>
      <text:p text:style-name="P2"/>
      <text:p text:style-name="P2">Thur June 14, 2018 <text:span text:style-name="T1">5.75 miles</text:span></text:p>
      <text:p text:style-name="P2">I ran with 8 other runners on the Meadville High track.</text:p>
      <text:p text:style-name="P2">Warm up: 2 miles in 19:54 and ½ mile jog</text:p>
      <text:p text:style-name="P2">Run: 6 x 400 meters with 400 meter jogs before each run and ½ mile jog at the end</text:p>
      <text:p text:style-name="P2">Times for 400 meter run: 1:59, 1:57, 157, 1:48, 1:56, 1:46</text:p>
      <text:p text:style-name="P2">Jogs before runs about 3:30</text:p>
      <text:p text:style-name="P2"/>
      <text:p text:style-name="P2">Fri June 15, 2018 <text:span text:style-name="T1">5.25 miles</text:span> </text:p>
      <text:p text:style-name="P2">I ran 5.25 miles on hilly roads and averaged 10:24/mile</text:p>
      <text:p text:style-name="P3">41 miles in the last week</text:p>
      <text:p text:style-name="P4"><text:soft-page-break/>Sat June 16, 2018 <text:span text:style-name="T1">6.1 miles</text:span></text:p>
      <text:p text:style-name="P4">Warm up: 2.5 miles at various paces including ¼ mile of drills</text:p>
      <text:p text:style-name="P4">Run on the high school track: 5K in 24:48 or 7:59/mile</text:p>
      <text:p text:style-name="P4">Splits: </text:p>
      <text:p text:style-name="P4"><text:tab/>200m 1:00</text:p>
      <text:p text:style-name="P4"><text:tab/>3 x 1600m 7:57, 7:58, 7:53</text:p>
      <text:p text:style-name="P4">Warm down: ½ mile jog</text:p>
      <text:p text:style-name="P4"/>
      <text:p text:style-name="P4">Sun June 17, 2018 <text:span text:style-name="T1">6.5 miles</text:span> </text:p>
      <text:p text:style-name="P4">I ran 6.15 miles on very hilly roads in 1:06:30 or 10:48/mile.</text:p>
      <text:p text:style-name="P4">The sum of the ascents along the course is 862 feet.</text:p>
      <text:p text:style-name="P4">After a few minutes rest I jogged 0.35 miles to warm down.</text:p>
      <text:p text:style-name="P4"/>
      <text:p text:style-name="P4">Mon June 18, 2018 <text:span text:style-name="T1">5 miles</text:span> <text:s/></text:p>
      <text:p text:style-name="P4">I ran 5 miles on hilly roads and grass and averaged 10:57/mile.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6-18T11:16:53.51</dc:date>
    <dc:creator>James Lombardi</dc:creator>
    <meta:editing-duration>P3DT12H2M6S</meta:editing-duration>
    <meta:editing-cycles>314</meta:editing-cycles>
    <meta:generator>OpenOffice/4.1.2$Win32 OpenOffice.org_project/412m3$Build-9782</meta:generator>
    <meta:document-statistic meta:table-count="0" meta:image-count="0" meta:object-count="0" meta:page-count="2" meta:paragraph-count="45" meta:word-count="446" meta:character-count="2176"/>
  </office:meta>
</office:document-meta>
</file>